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T1" style:family="text">
      <style:text-properties officeooo:rsid="0001cd3c"/>
    </style:style>
    <style:style style:name="T2" style:family="text">
      <style:text-properties style:text-position="super 58%" officeooo:rsid="0001cd3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📘 <text:span text:style-name="Strong_20_Emphasis">Exercise Question: Student Project Tracker (Laravel MVC)</text:span></text:h>
      <text:h text:style-name="Heading_20_3" text:outline-level="3">📝 <text:span text:style-name="Strong_20_Emphasis">Background:</text:span></text:h>
      <text:p text:style-name="Text_20_body">You’ve just completed a lecture on the <text:span text:style-name="Strong_20_Emphasis">Model-View-Controller (MVC)</text:span> design pattern in Laravel. Now, it’s time to apply what you’ve learned by building a simple Laravel web application called <text:span text:style-name="Strong_20_Emphasis">Student Project Tracker</text:span>.</text:p>
      <text:p text:style-name="Horizontal_20_Line"/>
      <text:h text:style-name="Heading_20_3" text:outline-level="3">🎯 <text:span text:style-name="Strong_20_Emphasis">Task:</text:span></text:h>
      <text:p text:style-name="Text_20_body">You are tasked with creating a Laravel application that allows:</text:p>
      <text:list text:style-name="L1">
        <text:list-item>
          <text:p text:style-name="P1">Students to register themselves.</text:p>
        </text:list-item>
        <text:list-item>
          <text:p text:style-name="P1">Students to submit project details.</text:p>
        </text:list-item>
        <text:list-item>
          <text:p text:style-name="P1">Supervisors to give feedback on submitted projects.</text:p>
        </text:list-item>
      </text:list>
      <text:p text:style-name="Text_20_body">This project must follow the <text:span text:style-name="Strong_20_Emphasis">MVC architecture strictly</text:span> and demonstrate how models, views, and controllers interact in a Laravel application.</text:p>
      <text:p text:style-name="Horizontal_20_Line"/>
      <text:h text:style-name="Heading_20_3" text:outline-level="3">📚 <text:span text:style-name="Strong_20_Emphasis">Requirements:</text:span></text:h>
      <text:h text:style-name="Heading_20_4" text:outline-level="4">1. <text:span text:style-name="Strong_20_Emphasis">Create the following Models and Migrations:</text:span></text:h>
      <text:h text:style-name="Heading_20_5" text:outline-level="5">🧑‍🎓 <text:span text:style-name="Source_20_Text">Student</text:span> Model</text:h>
      <text:list text:style-name="L2">
        <text:list-item>
          <text:p text:style-name="P2"><text:span text:style-name="Source_20_Text">id</text:span> (auto-increment, primary key)</text:p>
        </text:list-item>
        <text:list-item>
          <text:p text:style-name="P2"><text:span text:style-name="Source_20_Text">name</text:span> (string)</text:p>
        </text:list-item>
        <text:list-item>
          <text:p text:style-name="P2"><text:span text:style-name="Source_20_Text">email</text:span> (string)</text:p>
        </text:list-item>
        <text:list-item>
          <text:p text:style-name="P2"><text:span text:style-name="Source_20_Text">birthdate</text:span> (date)</text:p>
        </text:list-item>
        <text:list-item>
          <text:p text:style-name="P2"><text:span text:style-name="Source_20_Text">is_active</text:span> (boolean)</text:p>
        </text:list-item>
      </text:list>
      <text:h text:style-name="Heading_20_5" text:outline-level="5">📁 <text:span text:style-name="Source_20_Text">Project</text:span> Model</text:h>
      <text:list text:style-name="L3">
        <text:list-item>
          <text:p text:style-name="P3"><text:span text:style-name="Source_20_Text">id</text:span> (auto-increment, primary key)</text:p>
        </text:list-item>
        <text:list-item>
          <text:p text:style-name="P3"><text:span text:style-name="Source_20_Text">student_id</text:span> (foreign key to students)</text:p>
        </text:list-item>
        <text:list-item>
          <text:p text:style-name="P3"><text:span text:style-name="Source_20_Text">title</text:span> (string)</text:p>
        </text:list-item>
        <text:list-item>
          <text:p text:style-name="P3"><text:span text:style-name="Source_20_Text">description</text:span> (text)</text:p>
        </text:list-item>
        <text:list-item>
          <text:p text:style-name="P3"><text:span text:style-name="Source_20_Text">submission_date</text:span> (datetime)</text:p>
        </text:list-item>
      </text:list>
      <text:h text:style-name="Heading_20_5" text:outline-level="5"><text:soft-page-break/>📝 <text:span text:style-name="Source_20_Text">Feedback</text:span> Model</text:h>
      <text:list text:style-name="L4">
        <text:list-item>
          <text:p text:style-name="P4"><text:span text:style-name="Source_20_Text">id</text:span> (auto-increment, primary key)</text:p>
        </text:list-item>
        <text:list-item>
          <text:p text:style-name="P4"><text:span text:style-name="Source_20_Text">project_id</text:span> (foreign key to projects)</text:p>
        </text:list-item>
        <text:list-item>
          <text:p text:style-name="P4"><text:span text:style-name="Source_20_Text">supervisor_name</text:span> (string)</text:p>
        </text:list-item>
        <text:list-item>
          <text:p text:style-name="P4"><text:span text:style-name="Source_20_Text">rating</text:span> (integer)</text:p>
        </text:list-item>
        <text:list-item>
          <text:p text:style-name="P4"><text:span text:style-name="Source_20_Text">comments</text:span> (text)</text:p>
        </text:list-item>
        <text:list-item>
          <text:p text:style-name="P4"><text:span text:style-name="Source_20_Text">created_at</text:span> (timestamp)</text:p>
        </text:list-item>
      </text:list>
      <text:p text:style-name="Quotations">💡 Define relationships between models using Eloquent (<text:span text:style-name="Source_20_Text">hasMany</text:span>, <text:span text:style-name="Source_20_Text">belongsTo</text:span>).</text:p>
      <text:p text:style-name="Horizontal_20_Line"/>
      <text:h text:style-name="Heading_20_4" text:outline-level="4">2. <text:span text:style-name="Strong_20_Emphasis">Create Controllers:</text:span></text:h>
      <text:p text:style-name="Text_20_body">Implement the following controllers to handle logic:</text:p>
      <text:list text:style-name="L5">
        <text:list-item>
          <text:p text:style-name="P5"><text:span text:style-name="Source_20_Text">StudentController</text:span> – To register and list students.</text:p>
        </text:list-item>
        <text:list-item>
          <text:p text:style-name="P5"><text:span text:style-name="Source_20_Text">ProjectController</text:span> – To submit projects and list them.</text:p>
        </text:list-item>
        <text:list-item>
          <text:p text:style-name="P5"><text:span text:style-name="Source_20_Text">FeedbackController</text:span> – To store and display feedback.</text:p>
        </text:list-item>
      </text:list>
      <text:p text:style-name="Text_20_body">Use the appropriate methods such as <text:span text:style-name="Source_20_Text">index</text:span>, <text:span text:style-name="Source_20_Text">store</text:span>, <text:span text:style-name="Source_20_Text">create</text:span>, and <text:span text:style-name="Source_20_Text">show</text:span>.</text:p>
      <text:p text:style-name="Horizontal_20_Line"/>
      <text:h text:style-name="Heading_20_4" text:outline-level="4">3. <text:span text:style-name="Strong_20_Emphasis">Create Routes:</text:span></text:h>
      <text:p text:style-name="Text_20_body">Define web routes in <text:span text:style-name="Source_20_Text">routes/web.php</text:span> that:</text:p>
      <text:list text:style-name="L6">
        <text:list-item>
          <text:p text:style-name="P6">Show registration and project submission forms.</text:p>
        </text:list-item>
        <text:list-item>
          <text:p text:style-name="P6">Submit and retrieve data.</text:p>
        </text:list-item>
        <text:list-item>
          <text:p text:style-name="P6">Display lists of students, projects, and feedback.</text:p>
        </text:list-item>
      </text:list>
      <text:p text:style-name="Text_20_body">Use named routes and follow RESTful naming conventions.</text:p>
      <text:p text:style-name="Horizontal_20_Line"/>
      <text:h text:style-name="Heading_20_4" text:outline-level="4">4. <text:span text:style-name="Strong_20_Emphasis">Design 4 Blade Views:</text:span></text:h>
      <text:p text:style-name="Text_20_body">Create the following pages:</text:p>
      <text:list text:style-name="L7">
        <text:list-item>
          <text:p text:style-name="P7"><text:span text:style-name="Strong_20_Emphasis">Student Registration Form</text:span> (<text:span text:style-name="Source_20_Text">create.blade.php</text:span>)</text:p>
        </text:list-item>
        <text:list-item>
          <text:p text:style-name="P7"><text:span text:style-name="Strong_20_Emphasis">Project Submission Form</text:span> (<text:span text:style-name="Source_20_Text">project_create.blade.php</text:span>)</text:p>
        </text:list-item>
        <text:list-item>
          <text:p text:style-name="P7"><text:span text:style-name="Strong_20_Emphasis">Project List Page</text:span> (<text:span text:style-name="Source_20_Text">projects.blade.php</text:span>)</text:p>
        </text:list-item>
        <text:list-item>
          <text:p text:style-name="P7"><text:span text:style-name="Strong_20_Emphasis">Project Feedback Page</text:span> (<text:span text:style-name="Source_20_Text">feedback.blade.php</text:span>)</text:p>
        </text:list-item>
      </text:list>
      <text:p text:style-name="Text_20_body"><text:soft-page-break/>All views must display <text:span text:style-name="Strong_20_Emphasis">dynamic data</text:span> passed from controllers using Blade syntax (<text:span text:style-name="Source_20_Text">@foreach</text:span>, <text:span text:style-name="Source_20_Text">@if</text:span>, <text:span text:style-name="Source_20_Text">{{ }}</text:span> etc.).</text:p>
      <text:p text:style-name="Horizontal_20_Line"/>
      <text:h text:style-name="Heading_20_3" text:outline-level="3">🔄 <text:span text:style-name="Strong_20_Emphasis">Interactions Expected:</text:span></text:h>
      <text:list text:style-name="L8">
        <text:list-item>
          <text:p text:style-name="P8">A student submits their data through the registration form.</text:p>
        </text:list-item>
        <text:list-item>
          <text:p text:style-name="P8">The student submits a project via a form tied to their ID.</text:p>
        </text:list-item>
        <text:list-item>
          <text:p text:style-name="P8">A supervisor enters feedback for a project.</text:p>
        </text:list-item>
        <text:list-item>
          <text:p text:style-name="P8">A feedback page shows all feedback linked to a project.</text:p>
        </text:list-item>
      </text:list>
      <text:p text:style-name="Horizontal_20_Line"/>
      <text:h text:style-name="Heading_20_3" text:outline-level="3">✅ <text:span text:style-name="Strong_20_Emphasis">Checklist Before Submission:</text:span></text:h>
      <text:list text:style-name="L9">
        <text:list-item>
          <text:p text:style-name="P9">All models and migrations created correctly.</text:p>
        </text:list-item>
        <text:list-item>
          <text:p text:style-name="P9">Controllers include basic form handling and data display.</text:p>
        </text:list-item>
        <text:list-item>
          <text:p text:style-name="P9">Routes follow Laravel conventions.</text:p>
        </text:list-item>
        <text:list-item>
          <text:p text:style-name="P9">Views are dynamic and use Blade.</text:p>
        </text:list-item>
        <text:list-item>
          <text:p text:style-name="P9">Relationships between models are functioning.</text:p>
        </text:list-item>
        <text:list-item>
          <text:p text:style-name="P9">No errors when accessing any view or submitting a form.</text:p>
        </text:list-item>
      </text:list>
      <text:p text:style-name="Horizontal_20_Line"/>
      <text:h text:style-name="Heading_20_3" text:outline-level="3">📅 <text:span text:style-name="Strong_20_Emphasis">Deadline:</text:span></text:h>
      <text:p text:style-name="Text_20_body">Submit your completed Laravel project folder by <text:span text:style-name="Strong_20_Emphasis"><text:span text:style-name="T1">2</text:span></text:span><text:span text:style-name="Strong_20_Emphasis"><text:span text:style-name="T2">nd</text:span></text:span><text:span text:style-name="Strong_20_Emphasis"><text:span text:style-name="T1">, May, 2025</text:span></text:span> to the assignment portal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2T09:10:17.674046212</meta:creation-date>
    <dc:date>2025-05-02T09:12:17.082052404</dc:date>
    <meta:editing-duration>PT2M</meta:editing-duration>
    <meta:editing-cycles>1</meta:editing-cycles>
    <meta:document-statistic meta:table-count="0" meta:image-count="0" meta:object-count="0" meta:page-count="3" meta:paragraph-count="64" meta:word-count="416" meta:character-count="2699" meta:non-whitespace-character-count="2383"/>
    <meta:generator>LibreOffice/24.8.6.2$Linux_X86_64 LibreOffice_project/480$Build-2</meta:generator>
  </office:meta>
</office:document-meta>
</file>